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P3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ayszzhy1qn2w"/><text:bookmark-end text:name="h.ayszzhy1qn2w"/><text:span text:style-name="T1_1">Referaatti</text:span><text:span text:style-name="T1_2"><text:s/>-<text:s/></text:span><text:span text:style-name="T1_3">kuvaus</text:span></text:h>
      <text:p text:style-name="P2"><text:span text:style-name="T2_1">Ketterät</text:span><text:span text:style-name="T2_2"><text:s/></text:span><text:span text:style-name="T2_3">metodit</text:span><text:span text:style-name="T2_4"><text:s/></text:span><text:span text:style-name="T2_5">ja</text:span><text:span text:style-name="T2_6"><text:s/></text:span><text:span text:style-name="T2_7">avoimen</text:span><text:span text:style-name="T2_8"><text:s/></text:span><text:span text:style-name="T2_9">lähdekoodin</text:span><text:span text:style-name="T2_10"><text:s/></text:span><text:span text:style-name="T2_11">ohjelmistokehitys</text:span><text:span text:style-name="T2_12"><text:s/></text:span><text:span text:style-name="T2_13">ovat</text:span><text:span text:style-name="T2_14"><text:s/></text:span><text:span text:style-name="T2_15">kulttuureina</text:span><text:span text:style-name="T2_16"><text:s/></text:span><text:span text:style-name="T2_17">lähellä</text:span><text:span text:style-name="T2_18"><text:s/></text:span><text:span text:style-name="T2_19">toisiaan</text:span><text:span text:style-name="T2_20">,<text:s/></text:span><text:span text:style-name="T2_21">mutta</text:span><text:span text:style-name="T2_22"><text:s/></text:span><text:span text:style-name="T2_23">ratkovat</text:span><text:span text:style-name="T2_24"><text:s/></text:span><text:span text:style-name="T2_25">ongelmia</text:span><text:span text:style-name="T2_26"><text:s/></text:span><text:span text:style-name="T2_27">eri</text:span><text:span text:style-name="T2_28"><text:s/></text:span><text:span text:style-name="T2_29">näkökulmista</text:span><text:span text:style-name="T2_30">.<text:s/></text:span><text:span text:style-name="T2_31">Artikkeli</text:span><text:span text:style-name="T2_32"><text:s/></text:span><text:span text:style-name="T2_33">tuo</text:span><text:span text:style-name="T2_34"><text:s/></text:span><text:span text:style-name="T2_35">esiin</text:span><text:span text:style-name="T2_36"><text:s/></text:span><text:span text:style-name="T2_37">esteitä</text:span><text:span text:style-name="T2_38">,<text:s/></text:span><text:span text:style-name="T2_39">mitkä</text:span><text:span text:style-name="T2_40"><text:s/></text:span><text:span text:style-name="T2_41">erottaa</text:span><text:span text:style-name="T2_42"><text:s/></text:span><text:span text:style-name="T2_43">nämä</text:span><text:span text:style-name="T2_44"><text:s/></text:span><text:span text:style-name="T2_45">yhteisöt</text:span><text:span text:style-name="T2_46"><text:s/></text:span><text:span text:style-name="T2_47">toisistaan</text:span><text:span text:style-name="T2_48">.<text:s/></text:span><text:span text:style-name="T2_49">Se</text:span><text:span text:style-name="T2_50"><text:s/></text:span><text:span text:style-name="T2_51">pyrkii</text:span><text:span text:style-name="T2_52"><text:s/></text:span><text:span text:style-name="T2_53">tuomaan</text:span><text:span text:style-name="T2_54"><text:s/></text:span><text:span text:style-name="T2_55">esiin</text:span><text:span text:style-name="T2_56"><text:s/></text:span><text:span text:style-name="T2_57">molempien</text:span><text:span text:style-name="T2_58"><text:s/></text:span><text:span text:style-name="T2_59">parhaita</text:span><text:span text:style-name="T2_60"><text:s/></text:span><text:span text:style-name="T2_61">puolia</text:span><text:span text:style-name="T2_62"><text:s/></text:span><text:span text:style-name="T2_63">sekä</text:span><text:span text:style-name="T2_64"><text:s/></text:span><text:span text:style-name="T2_65">ehdottaa</text:span><text:span text:style-name="T2_66"><text:s/></text:span><text:span text:style-name="T2_67">työkaluja</text:span><text:span text:style-name="T2_68"><text:s/></text:span><text:span text:style-name="T2_69">ja</text:span><text:span text:style-name="T2_70"><text:s/></text:span><text:span text:style-name="T2_71">prosesseja</text:span><text:span text:style-name="T2_72"><text:s/></text:span><text:span text:style-name="T2_73">edistääkseen</text:span><text:span text:style-name="T2_74"><text:s/></text:span><text:span text:style-name="T2_75">niitä</text:span><text:span text:style-name="T2_76"><text:s/></text:span><text:span text:style-name="T2_77">edelleen</text:span><text:span text:style-name="T2_78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